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background-color="#ffff99" fo:padding="0.097cm" fo:border="0.05pt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D2" style:family="table-cell">
      <style:table-cell-properties fo:background-color="transparent" fo:padding="0.097cm" fo:border="0.05pt solid #000000">
        <style:background-image/>
      </style:table-cell-properties>
    </style:style>
    <style:style style:name="Tabelle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.514cm" fo:margin-left="0cm" fo:margin-right="0.487cm" table:align="margins"/>
    </style:style>
    <style:style style:name="Tabelle2.A" style:family="table-column">
      <style:table-column-properties style:column-width="4.209cm" style:rel-column-width="16702*"/>
    </style:style>
    <style:style style:name="Tabelle2.B" style:family="table-column">
      <style:table-column-properties style:column-width="12.305cm" style:rel-column-width="48833*"/>
    </style:style>
    <style:style style:name="Tabelle2.A1" style:family="table-cell">
      <style:table-cell-properties fo:background-color="#ffff99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3" style:family="table-row">
      <style:table-row-properties style:min-row-height="1.009cm"/>
    </style:style>
    <style:style style:name="Tabelle2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029cm" fo:margin-left="-0.016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3.A" style:family="table-column">
      <style:table-column-properties style:column-width="2.454cm" style:rel-column-width="9442*"/>
    </style:style>
    <style:style style:name="Tabelle3.B" style:family="table-column">
      <style:table-column-properties style:column-width="8.202cm" style:rel-column-width="31565*"/>
    </style:style>
    <style:style style:name="Tabelle3.C" style:family="table-column">
      <style:table-column-properties style:column-width="2.937cm" style:rel-column-width="11302*"/>
    </style:style>
    <style:style style:name="Tabelle3.D" style:family="table-column">
      <style:table-column-properties style:column-width="3.436cm" style:rel-column-width="13226*"/>
    </style:style>
    <style:style style:name="Tabelle3.A1" style:family="table-cell">
      <style:table-cell-properties fo:background-color="#ffff99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3" style:family="table-row">
      <style:table-row-properties fo:background-color="transparent" fo:keep-together="auto">
        <style:background-image/>
      </style:table-row-properties>
    </style:style>
    <style:style style:name="Tabelle3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e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none" fo:border-top="none" fo:border-bottom="0.05pt solid #000000"/>
    </style:style>
    <style:style style:name="Tabelle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none" fo:border-bottom="0.05pt solid #000000"/>
    </style:style>
    <style:style style:name="Tabelle3.B5" style:family="table-cell">
      <style:table-cell-properties fo:padding="0.097cm" fo:border-left="0.05pt solid #000000" fo:border-right="none" fo:border-top="none" fo:border-bottom="0.05pt solid #000000"/>
    </style:style>
    <style:style style:name="Tabelle3.C5" style:family="table-cell">
      <style:table-cell-properties fo:padding="0.097cm" fo:border-left="0.05pt solid #000000" fo:border-right="none" fo:border-top="none" fo:border-bottom="0.05pt solid #000000"/>
    </style:style>
    <style:style style:name="Tabelle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6" style:family="table-cell">
      <style:table-cell-properties fo:padding="0.097cm" fo:border-left="0.05pt solid #000000" fo:border-right="none" fo:border-top="none" fo:border-bottom="0.05pt solid #000000"/>
    </style:style>
    <style:style style:name="Tabelle3.B6" style:family="table-cell">
      <style:table-cell-properties fo:padding="0.097cm" fo:border-left="0.05pt solid #000000" fo:border-right="none" fo:border-top="none" fo:border-bottom="0.05pt solid #000000"/>
    </style:style>
    <style:style style:name="Tabelle3.C6" style:family="table-cell">
      <style:table-cell-properties fo:padding="0.097cm" fo:border-left="0.05pt solid #000000" fo:border-right="none" fo:border-top="none" fo:border-bottom="0.05pt solid #000000"/>
    </style:style>
    <style:style style:name="Tabelle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7" style:family="table-cell">
      <style:table-cell-properties fo:padding="0.097cm" fo:border-left="0.05pt solid #000000" fo:border-right="none" fo:border-top="none" fo:border-bottom="0.05pt solid #000000"/>
    </style:style>
    <style:style style:name="Tabelle3.C7" style:family="table-cell">
      <style:table-cell-properties fo:padding="0.097cm" fo:border-left="0.05pt solid #000000" fo:border-right="none" fo:border-top="none" fo:border-bottom="0.05pt solid #000000"/>
    </style:style>
    <style:style style:name="Tabelle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8" style:family="table-cell">
      <style:table-cell-properties fo:padding="0.097cm" fo:border-left="0.05pt solid #000000" fo:border-right="none" fo:border-top="none" fo:border-bottom="0.05pt solid #000000"/>
    </style:style>
    <style:style style:name="Tabelle3.C8" style:family="table-cell">
      <style:table-cell-properties fo:padding="0.097cm" fo:border-left="0.05pt solid #000000" fo:border-right="none" fo:border-top="none" fo:border-bottom="0.05pt solid #000000"/>
    </style:style>
    <style:style style:name="Tabelle3.D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NewRomanPS-BoldItalicMT" fo:font-size="16pt" fo:font-style="italic" fo:font-weight="bold" style:font-name-asian="TimesNewRomanPS-BoldItalicMT" style:font-size-asian="16pt" style:font-style-asian="italic" style:font-weight-asian="bold" style:font-name-complex="TimesNewRomanPS-BoldItalicMT" style:font-size-complex="16pt" style:font-style-complex="italic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NewRomanPSMT" fo:font-size="10pt" officeooo:rsid="0011dad3" officeooo:paragraph-rsid="0011dad3" style:font-name-asian="TimesNewRomanPSMT" style:font-size-asian="10pt" style:font-name-complex="TimesNewRomanPSM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Times New Roman1" fo:font-size="12pt" fo:font-weight="normal" officeooo:rsid="00143daf" officeooo:paragraph-rsid="00143daf" style:font-name-asian="TimesNewRomanPS-BoldMT" style:font-size-asian="12pt" style:font-weight-asian="normal" style:font-name-complex="TimesNewRomanPS-BoldMT" style:font-size-complex="12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6" style:family="paragraph" style:parent-style-name="Table_20_Contents">
      <loext:graphic-properties draw:fill="none" draw:fill-color="#ffff99" draw:fill-image-width="0cm" draw:fill-image-height="0cm"/>
      <style:paragraph-properties fo:text-align="center" style:justify-single-word="false" fo:background-color="transparent"/>
      <style:text-properties style:font-name="TimesNewRomanPS-BoldItalicMT" fo:font-size="16pt" officeooo:paragraph-rsid="0022d0ea" style:font-name-asian="TimesNewRomanPS-BoldItalicMT" style:font-size-asian="16pt" style:font-name-complex="TimesNewRomanPS-BoldItalicMT" style:font-size-complex="16pt"/>
    </style:style>
    <style:style style:name="P7" style:family="paragraph" style:parent-style-name="Table_20_Contents">
      <loext:graphic-properties draw:fill="none" draw:fill-color="#c0c0c0" draw:fill-image-width="0cm" draw:fill-image-height="0cm"/>
      <style:paragraph-properties fo:text-align="center" style:justify-single-word="false" fo:background-color="transparent"/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style:font-name="TimesNewRomanPS-BoldItalicMT" fo:font-size="16pt" officeooo:rsid="00123e05" officeooo:paragraph-rsid="00123e05" style:font-name-asian="TimesNewRomanPS-BoldItalicMT" style:font-size-asian="16pt" style:font-name-complex="TimesNewRomanPS-BoldItalicM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style:font-name="TimesNewRomanPS-BoldItalicMT" fo:font-size="16pt" officeooo:rsid="00251bbb" officeooo:paragraph-rsid="00251bbb" style:font-name-asian="TimesNewRomanPS-BoldItalicMT" style:font-size-asian="16pt" style:font-name-complex="TimesNewRomanPS-BoldItalicM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style:font-name="TimesNewRomanPS-BoldItalicMT" fo:font-size="16pt" officeooo:rsid="00320dd4" officeooo:paragraph-rsid="003e39f3" style:font-name-asian="TimesNewRomanPS-BoldItalicMT" style:font-size-asian="16pt" style:font-name-complex="TimesNewRomanPS-BoldItalicMT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style:font-name="TimesNewRomanPS-BoldItalicMT" fo:font-size="16pt" officeooo:rsid="0035496a" officeooo:paragraph-rsid="0035496a" style:font-name-asian="TimesNewRomanPS-BoldItalicMT" style:font-size-asian="16pt" style:font-name-complex="TimesNewRomanPS-BoldItalicMT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style:font-name="TimesNewRomanPS-BoldItalicMT" fo:font-size="16pt" officeooo:rsid="003e39f3" officeooo:paragraph-rsid="003e39f3" style:font-name-asian="TimesNewRomanPS-BoldItalicMT" style:font-size-asian="16pt" style:font-name-complex="TimesNewRomanPS-BoldItalicMT" style:font-size-complex="16pt"/>
    </style:style>
    <style:style style:name="P13" style:family="paragraph" style:parent-style-name="Table_20_Contents">
      <style:paragraph-properties fo:text-align="center" style:justify-single-word="false"/>
      <style:text-properties style:font-name="TimesNewRomanPS-BoldItalicMT" fo:font-size="16pt" officeooo:rsid="00490ed5" officeooo:paragraph-rsid="00490ed5" style:font-name-asian="TimesNewRomanPS-BoldItalicMT" style:font-size-asian="16pt" style:font-name-complex="TimesNewRomanPS-BoldItalicMT" style:font-size-complex="16pt"/>
    </style:style>
    <style:style style:name="P14" style:family="paragraph" style:parent-style-name="Table_20_Contents">
      <style:paragraph-properties fo:text-align="center" style:justify-single-word="false"/>
      <style:text-properties style:font-name="TimesNewRomanPS-BoldItalicMT" fo:font-size="16pt" fo:font-style="normal" style:text-underline-style="none" officeooo:rsid="0035496a" officeooo:paragraph-rsid="0035496a" style:font-name-asian="TimesNewRomanPS-BoldItalicMT" style:font-size-asian="16pt" style:font-style-asian="normal" style:font-name-complex="TimesNewRomanPS-BoldItalicMT" style:font-size-complex="16pt" style:font-style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TimesNewRomanPS-BoldItalicMT" fo:font-size="16pt" fo:font-style="normal" style:text-underline-style="none" officeooo:rsid="0036ebf4" officeooo:paragraph-rsid="0036ebf4" style:font-name-asian="TimesNewRomanPS-BoldItalicMT" style:font-size-asian="16pt" style:font-style-asian="normal" style:font-name-complex="TimesNewRomanPS-BoldItalicMT" style:font-size-complex="16pt" style:font-style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TimesNewRomanPS-BoldItalicMT" fo:font-size="16pt" fo:font-weight="normal" officeooo:rsid="0019d246" officeooo:paragraph-rsid="0019d246" style:font-name-asian="TimesNewRomanPS-BoldItalicMT" style:font-size-asian="16pt" style:font-weight-asian="normal" style:font-name-complex="TimesNewRomanPS-BoldItalicMT" style:font-size-complex="16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TimesNewRomanPS-BoldItalicMT" fo:font-size="16pt" fo:font-weight="normal" officeooo:rsid="0035496a" officeooo:paragraph-rsid="0035496a" style:font-name-asian="TimesNewRomanPS-BoldItalicMT" style:font-size-asian="16pt" style:font-weight-asian="normal" style:font-name-complex="TimesNewRomanPS-BoldItalicMT" style:font-size-complex="16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TimesNewRomanPS-BoldItalicMT" fo:font-size="16pt" fo:font-weight="normal" officeooo:rsid="0036ebf4" officeooo:paragraph-rsid="0036ebf4" style:font-name-asian="TimesNewRomanPS-BoldItalicMT" style:font-size-asian="16pt" style:font-weight-asian="normal" style:font-name-complex="TimesNewRomanPS-BoldItalicMT" style:font-size-complex="16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TimesNewRomanPS-BoldItalicMT" fo:font-size="14pt" style:font-name-asian="TimesNewRomanPS-BoldItalicMT" style:font-size-asian="14pt" style:font-name-complex="TimesNewRomanPS-BoldItalicM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TimesNewRomanPS-BoldItalicMT" fo:font-size="14pt" fo:font-weight="normal" officeooo:rsid="0036ebf4" officeooo:paragraph-rsid="0036ebf4" style:font-name-asian="TimesNewRomanPS-BoldItalicMT" style:font-size-asian="14pt" style:font-weight-asian="normal" style:font-name-complex="TimesNewRomanPS-BoldItalicMT" style:font-size-complex="14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TimesNewRomanPSMT" fo:font-size="10pt" style:text-underline-style="solid" style:text-underline-width="auto" style:text-underline-color="font-color" style:font-name-asian="TimesNewRomanPSMT" style:font-size-asian="10pt" style:font-name-complex="TimesNewRomanPSM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TimesNewRomanPSMT" fo:font-size="10pt" style:text-underline-style="solid" style:text-underline-width="auto" style:text-underline-color="font-color" fo:font-weight="normal" style:font-name-asian="TimesNewRomanPSMT" style:font-size-asian="10pt" style:font-weight-asian="normal" style:font-name-complex="TimesNewRomanPSMT" style:font-size-complex="10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1" fo:font-size="12pt" fo:font-style="normal" fo:font-weight="normal" officeooo:rsid="003a229a" officeooo:paragraph-rsid="003a229a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1" fo:font-size="12pt" fo:font-style="normal" fo:font-weight="normal" officeooo:rsid="00372dc5" officeooo:paragraph-rsid="00372dc5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1" fo:font-size="12pt" fo:font-style="normal" fo:font-weight="normal" officeooo:rsid="003a1380" officeooo:paragraph-rsid="003a1380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1" fo:font-size="12pt" fo:font-style="normal" fo:font-weight="normal" officeooo:rsid="003a1380" officeooo:paragraph-rsid="00490ed5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1" fo:font-size="12pt" fo:font-weight="normal" officeooo:rsid="003a229a" officeooo:paragraph-rsid="00490ed5" style:font-name-asian="TimesNewRomanPS-BoldItalicMT" style:font-size-asian="12pt" style:font-weight-asian="normal" style:font-name-complex="TimesNewRomanPS-BoldItalicMT" style:font-size-complex="12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officeooo:rsid="0035496a" officeooo:paragraph-rsid="0035496a"/>
    </style:style>
    <style:style style:name="P30" style:family="paragraph" style:parent-style-name="Table_20_Contents">
      <style:paragraph-properties fo:text-align="start" style:justify-single-word="false"/>
      <style:text-properties officeooo:rsid="003a229a" officeooo:paragraph-rsid="003a229a"/>
    </style:style>
    <style:style style:name="P31" style:family="paragraph" style:parent-style-name="Standard">
      <style:paragraph-properties fo:margin-left="-0.123cm" fo:margin-right="-0.018cm" fo:text-align="center" style:justify-single-word="false" fo:text-indent="0cm" style:auto-text-indent="false"/>
      <style:text-properties style:font-name="TimesNewRomanPSMT" fo:font-size="10pt" officeooo:rsid="0011dad3" officeooo:paragraph-rsid="0011dad3" style:font-name-asian="TimesNewRomanPSMT" style:font-size-asian="10pt" style:font-name-complex="TimesNewRomanPSMT" style:font-size-complex="10pt"/>
    </style:style>
    <style:style style:name="P32" style:family="paragraph" style:parent-style-name="Standard">
      <style:paragraph-properties fo:text-align="center" style:justify-single-word="false"/>
      <style:text-properties style:font-name="TimesNewRomanPS-BoldMT" fo:font-size="10pt" fo:font-weight="normal" style:font-name-asian="TimesNewRomanPS-BoldMT" style:font-size-asian="10pt" style:font-weight-asian="normal" style:font-name-complex="TimesNewRomanPS-BoldMT" style:font-size-complex="10pt" style:font-weight-complex="normal"/>
    </style:style>
    <style:style style:name="P33" style:family="paragraph" style:parent-style-name="Standard">
      <style:paragraph-properties fo:text-align="center" style:justify-single-word="false" style:text-autospace="none"/>
      <style:text-properties style:font-name="TimesNewRomanPS-BoldMT" fo:font-size="10pt" fo:font-weight="normal" style:font-name-asian="TimesNewRomanPS-BoldMT" style:font-size-asian="10pt" style:font-weight-asian="normal" style:font-name-complex="TimesNewRomanPS-BoldMT" style:font-size-complex="10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1" fo:font-size="12pt" fo:font-style="normal" fo:font-weight="normal" officeooo:rsid="00372dc5" officeooo:paragraph-rsid="00372dc5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1" fo:font-size="12pt" fo:font-style="normal" fo:font-weight="normal" officeooo:rsid="00490ed5" officeooo:paragraph-rsid="00490ed5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TimesNewRomanPS-BoldItalicMT" fo:font-size="16pt" fo:font-style="normal" style:text-underline-style="none" fo:font-weight="normal" officeooo:rsid="00143daf" style:font-name-asian="TimesNewRomanPS-BoldItalicMT" style:font-size-asian="16pt" style:font-style-asian="normal" style:font-weight-asian="normal" style:font-name-complex="TimesNewRomanPS-BoldItalicMT" style:font-size-complex="16pt" style:font-style-complex="normal" style:font-weight-complex="normal"/>
    </style:style>
    <style:style style:name="T1" style:family="text">
      <style:text-properties officeooo:rsid="0011dad3"/>
    </style:style>
    <style:style style:name="T2" style:family="text">
      <style:text-properties officeooo:rsid="00253fd5"/>
    </style:style>
    <style:style style:name="T3" style:family="text">
      <style:text-properties officeooo:rsid="004773f6"/>
    </style:style>
    <style:style style:name="T4" style:family="text">
      <style:text-properties officeooo:rsid="00490ed5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490ed5" style:font-style-asian="normal" style:font-style-complex="normal"/>
    </style:style>
    <style:style style:name="T7" style:family="text">
      <style:text-properties officeooo:rsid="0049a538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 <text:span text:style-name="T1">Lernende Agenten</text:span> am <text:span text:style-name="T7">26.10.2015</text:span></text:p>
      <text:p text:style-name="P1"/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table:number-columns-spanned="4" office:value-type="string">
            <text:p text:style-name="P6">Sitzungsdaten</text:p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22">Datum: <text:span text:style-name="T3">26.10.2015</text:span></text:p>
          </table:table-cell>
          <table:table-cell table:style-name="Tabelle1.A2" office:value-type="string">
            <text:p text:style-name="P22">Ort: <text:span text:style-name="T1">0380a</text:span></text:p>
          </table:table-cell>
          <table:table-cell table:style-name="Tabelle1.A2" office:value-type="string">
            <text:p text:style-name="P22">Beginn: 08:<text:span text:style-name="T1">15</text:span> Uhr</text:p>
          </table:table-cell>
          <table:table-cell table:style-name="Tabelle1.D2" office:value-type="string">
            <text:p text:style-name="P23">Ende: <text:span text:style-name="T1">14:00 Uhr</text:span></text:p>
          </table:table-cell>
        </table:table-row>
        <table:table-row>
          <table:table-cell table:style-name="Tabelle1.A3" office:value-type="string">
            <text:p text:style-name="P22">Teilnehmer</text:p>
          </table:table-cell>
          <table:table-cell table:style-name="Tabelle1.C3" office:value-type="string">
            <text:p text:style-name="P31">Marjan Bachtiari,</text:p>
            <text:p text:style-name="P31">Andreas Berks</text:p>
          </table:table-cell>
          <table:table-cell table:style-name="Tabelle1.C3" office:value-type="string">
            <text:p text:style-name="P3">Claus Torben Haug,</text:p>
            <text:p text:style-name="P3">Louisa Spahl</text:p>
          </table:table-cell>
          <table:table-cell table:style-name="Tabelle1.D3" office:value-type="string">
            <text:p text:style-name="P21">Michael Neitzke</text:p>
          </table:table-cell>
        </table:table-row>
        <table:table-row>
          <table:table-cell table:style-name="Tabelle1.A4" table:number-columns-spanned="2" office:value-type="string">
            <text:p text:style-name="P21">Protokollführer <text:span text:style-name="T3">Torben Haug</text:span></text:p>
          </table:table-cell>
          <table:covered-table-cell/>
          <table:table-cell table:style-name="Tabelle1.C4" table:number-columns-spanned="2" office:value-type="string">
            <text:p text:style-name="P21">Verteiler: PO-Teilnehmer(po_ntz)</text:p>
          </table:table-cell>
          <table:covered-table-cell/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P7">Themenüberblick</text:p>
          </table:table-cell>
          <table:covered-table-cell/>
        </table:table-row>
        <table:table-row>
          <table:table-cell table:style-name="Tabelle2.A2" office:value-type="string">
            <text:p text:style-name="P5">Nr.</text:p>
          </table:table-cell>
          <table:table-cell table:style-name="Tabelle2.B2" office:value-type="string">
            <text:p text:style-name="P5">Thema</text:p>
          </table:table-cell>
        </table:table-row>
        <table:table-row table:style-name="Tabelle2.3">
          <table:table-cell table:style-name="Tabelle2.A3" office:value-type="float" office:value="1">
            <text:p text:style-name="P5">1</text:p>
          </table:table-cell>
          <table:table-cell table:style-name="Tabelle2.B3" office:value-type="string">
            <text:p text:style-name="P8">Anwesenheit</text:p>
          </table:table-cell>
        </table:table-row>
        <table:table-row>
          <table:table-cell table:style-name="Tabelle2.A4" office:value-type="string">
            <text:p text:style-name="P11">2</text:p>
          </table:table-cell>
          <table:table-cell table:style-name="Tabelle2.B4" office:value-type="string">
            <text:p text:style-name="P11">Bearbeitete Themen</text:p>
          </table:table-cell>
        </table:table-row>
        <table:table-row>
          <table:table-cell table:style-name="Tabelle2.A5" office:value-type="string">
            <text:p text:style-name="P12"><text:span text:style-name="T4">3</text:span>-<text:span text:style-name="T4">6</text:span></text:p>
          </table:table-cell>
          <table:table-cell table:style-name="Tabelle2.B5" office:value-type="string">
            <text:p text:style-name="P10">Aufgaben Teammitglieder</text:p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table:number-columns-spanned="4" office:value-type="string">
            <text:p text:style-name="P7">Tagesordnung</text:p>
          </table:table-cell>
          <table:covered-table-cell/>
          <table:covered-table-cell/>
          <table:covered-table-cell/>
        </table:table-row>
        <table:table-row>
          <table:table-cell table:style-name="Tabelle3.A6" office:value-type="string">
            <text:p text:style-name="P5">Nr.</text:p>
          </table:table-cell>
          <table:table-cell table:style-name="Tabelle3.B2" office:value-type="string">
            <text:p text:style-name="P5">Inhalt</text:p>
          </table:table-cell>
          <table:table-cell table:style-name="Tabelle3.C2" office:value-type="string">
            <text:p text:style-name="P19">Kategorie</text:p>
          </table:table-cell>
          <table:table-cell table:style-name="Tabelle3.D2" office:value-type="string">
            <text:p text:style-name="P32">Verantwortlich</text:p>
            <text:p text:style-name="P33">/ Termin</text:p>
          </table:table-cell>
        </table:table-row>
        <table:table-row table:style-name="Tabelle3.3">
          <table:table-cell table:style-name="Tabelle3.A3" office:value-type="float" office:value="1">
            <text:p text:style-name="P5">1</text:p>
          </table:table-cell>
          <table:table-cell table:style-name="Tabelle3.B3" office:value-type="string">
            <text:p text:style-name="P4">Anwesenheit<text:span text:style-name="T2">s</text:span>check</text:p>
            <text:p text:style-name="P2"/>
          </table:table-cell>
          <table:table-cell table:style-name="Tabelle3.C3" office:value-type="string">
            <text:p text:style-name="P36">Info</text:p>
          </table:table-cell>
          <table:table-cell table:style-name="Tabelle3.D3" office:value-type="string">
            <text:p text:style-name="P16">Alle</text:p>
          </table:table-cell>
        </table:table-row>
        <table:table-row>
          <table:table-cell table:style-name="Tabelle3.A4" office:value-type="float" office:value="2">
            <text:p text:style-name="P9">2</text:p>
          </table:table-cell>
          <table:table-cell table:style-name="Tabelle3.B4" office:value-type="string">
            <text:p text:style-name="P29">Alle kamen mit ihrem Thema Auswahl der letzten Woche soweit klar und konnten es erledigen. Es gab lediglich etwas kleinere Probleme.</text:p>
          </table:table-cell>
          <table:table-cell table:style-name="Tabelle3.C4" office:value-type="string">
            <text:p text:style-name="P14">Info</text:p>
          </table:table-cell>
          <table:table-cell table:style-name="Tabelle3.D4" office:value-type="string">
            <text:p text:style-name="P17">Alle</text:p>
          </table:table-cell>
        </table:table-row>
        <table:table-row>
          <table:table-cell table:style-name="Tabelle3.A6" office:value-type="string">
            <text:p text:style-name="P13">3</text:p>
          </table:table-cell>
          <table:table-cell table:style-name="Tabelle3.B5" office:value-type="string">
            <text:p text:style-name="P30">Seitenersetzungsalgorithmus <text:span text:style-name="T4">fortsetzen</text:span></text:p>
          </table:table-cell>
          <table:table-cell table:style-name="Tabelle3.C5" office:value-type="string">
            <text:p text:style-name="P15">Arbeit</text:p>
          </table:table-cell>
          <table:table-cell table:style-name="Tabelle3.D5" office:value-type="string">
            <text:p text:style-name="P18">Torben Haug</text:p>
          </table:table-cell>
        </table:table-row>
        <table:table-row>
          <table:table-cell table:style-name="Tabelle3.A6" office:value-type="string">
            <text:p text:style-name="P13">4</text:p>
          </table:table-cell>
          <table:table-cell table:style-name="Tabelle3.B6" office:value-type="string">
            <text:p text:style-name="P25">Im Dialog:</text:p>
            <text:p text:style-name="P25">- Zoomlevel angeben</text:p>
            <text:p text:style-name="P26">- <text:span text:style-name="T4">Checks</text:span></text:p>
            <text:p text:style-name="P26">- <text:span text:style-name="T4">Anpassung Resultstate</text:span></text:p>
            <text:p text:style-name="P27">- <text:span text:style-name="T4">Dialog zur Laufzeit</text:span></text:p>
            <text:p text:style-name="P35">- Direkte Nutzung der GameClass im Launcher, statt einfachem Aufruf </text:p>
            <text:p text:style-name="P35">Optimierung BFS</text:p>
          </table:table-cell>
          <table:table-cell table:style-name="Tabelle3.C6" office:value-type="string">
            <text:p text:style-name="P15">Arbeit</text:p>
          </table:table-cell>
          <table:table-cell table:style-name="Tabelle3.D6" office:value-type="string">
            <text:p text:style-name="P18">Andreas Berks</text:p>
          </table:table-cell>
        </table:table-row>
        <table:table-row>
          <table:table-cell table:style-name="Tabelle3.A7" office:value-type="float" office:value="5">
            <text:p text:style-name="P13">5</text:p>
          </table:table-cell>
          <table:table-cell table:style-name="Tabelle3.B7" office:value-type="string">
            <text:p text:style-name="P28"><text:span text:style-name="T6">Optimierung BFS</text:span><text:span text:style-name="T5"> </text:span></text:p>
          </table:table-cell>
          <table:table-cell table:style-name="Tabelle3.C7" office:value-type="string">
            <text:p text:style-name="P15">Arbeit</text:p>
          </table:table-cell>
          <table:table-cell table:style-name="Tabelle3.D7" office:value-type="string">
            <text:p text:style-name="P18">Marjan Bachtiari</text:p>
          </table:table-cell>
        </table:table-row>
        <table:table-row>
          <table:table-cell table:style-name="Tabelle3.A8" office:value-type="float" office:value="6">
            <text:p text:style-name="P13">6</text:p>
          </table:table-cell>
          <table:table-cell table:style-name="Tabelle3.B8" office:value-type="string">
            <text:p text:style-name="P24">Reinforcementalgorithmus <text:span text:style-name="T4">fortsetzen</text:span></text:p>
          </table:table-cell>
          <table:table-cell table:style-name="Tabelle3.C8" office:value-type="string">
            <text:p text:style-name="P15">Arbeit</text:p>
          </table:table-cell>
          <table:table-cell table:style-name="Tabelle3.D8" office:value-type="string">
            <text:p text:style-name="P20">Louisa Spahl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</meta:initial-creator>
    <meta:creation-date>2010-04-19T07:38:53.92</meta:creation-date>
    <dc:date>2015-10-26T15:28:15.428198229</dc:date>
    <meta:editing-duration>P1DT17H36M22S</meta:editing-duration>
    <meta:editing-cycles>60</meta:editing-cycles>
    <meta:generator>LibreOffice/5.0.2.2$Linux_X86_64 LibreOffice_project/00m0$Build-2</meta:generator>
    <meta:document-statistic meta:table-count="3" meta:image-count="0" meta:object-count="0" meta:page-count="1" meta:paragraph-count="59" meta:word-count="127" meta:character-count="886" meta:non-whitespace-character-count="816"/>
  </office:meta>
</office:document-meta>
</file>